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inherit" fo:font-size="12pt" style:text-underline-style="solid" style:text-underline-width="auto" style:text-underline-color="font-color" fo:font-weight="bold" loext:padding="0in" loext:border="none"/>
    </style:style>
    <style:style style:name="P2" style:family="paragraph" style:parent-style-name="Text_20_body">
      <style:text-properties fo:color="#000000" style:font-name="inherit" fo:font-size="12pt" loext:padding="0in" loext:border="none"/>
    </style:style>
    <style:style style:name="P3" style:family="paragraph" style:parent-style-name="Text_20_body">
      <style:text-properties fo:color="#000000" style:font-name="inherit" fo:font-size="12pt" fo:font-weight="bold" loext:padding="0in" loext:border="none"/>
    </style:style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left="0.5335in" fo:margin-right="0in" fo:margin-top="0in" fo:margin-bottom="0in" loext:contextual-spacing="false" fo:text-indent="0in" style:auto-text-indent="false"/>
    </style:style>
    <style:style style:name="P6" style:family="paragraph" style:parent-style-name="Text_20_body" style:list-style-name="L1">
      <style:paragraph-properties fo:margin-left="0.5335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.5335in" fo:margin-right="0in" fo:text-indent="0in" style:auto-text-indent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color="#222222" style:font-name="inherit" fo:font-size="12pt" loext:padding="0in" loext:border="none"/>
    </style:style>
    <style:style style:name="T2" style:family="text">
      <style:text-properties fo:color="#222222" style:font-name="Arial" fo:font-size="12pt" fo:font-weight="bold" loext:padding="0in" loext:border="none"/>
    </style:style>
    <style:style style:name="T3" style:family="text">
      <style:text-properties fo:color="#222222" loext:padding="0in" loext:border="none"/>
    </style:style>
    <style:style style:name="T4" style:family="text">
      <style:text-properties fo:font-variant="normal" fo:text-transform="none" fo:color="#222222" style:font-name="inherit" fo:font-size="12pt" fo:letter-spacing="normal" loext:padding="0in" loext:border="none"/>
    </style:style>
    <style:style style:name="T5" style:family="text">
      <style:text-properties fo:font-variant="normal" fo:text-transform="none" fo:color="#222222" style:font-name="inherit" fo:font-size="9.60000038146973pt" fo:letter-spacing="normal" fo:font-style="normal" fo:font-weight="normal" loext:padding="0in" loext:border="none"/>
    </style:style>
    <style:style style:name="T6" style:family="text">
      <style:text-properties fo:color="#000000" style:font-name="inherit" fo:font-size="12pt" loext:padding="0in" loext:border="none"/>
    </style:style>
    <style:style style:name="T7" style:family="text">
      <style:text-properties fo:color="#000000" style:font-name="Arial" fo:font-size="12pt" fo:font-weight="bold" loext:padding="0in" loext:border="none"/>
    </style:style>
    <style:style style:name="T8" style:family="text">
      <style:text-properties fo:color="#00000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5</text:p>
      <text:p text:style-name="Text_20_body"><text:span text:style-name="T1">Design an application that has 6 classes; </text:span><text:span text:style-name="T2">MyDate, Person, Student, Employee, Faculty, Staff</text:span><text:span text:style-name="T1">.</text:span></text:p>
      <text:list xml:id="list1615153085" text:style-name="L1">
        <text:list-item>
          <text:p text:style-name="P5"><text:span text:style-name="T2">Person </text:span><text:span text:style-name="T1">class has two derived classes named </text:span><text:span text:style-name="T2">Student</text:span><text:span text:style-name="T3"> </text:span><text:span text:style-name="T1">and </text:span><text:span text:style-name="T2">Employee</text:span><text:span text:style-name="T1">.</text:span> </text:p>
        </text:list-item>
        <text:list-item>
          <text:p text:style-name="P5"><text:span text:style-name="T2">Faculty</text:span><text:span text:style-name="T3"> </text:span><text:span text:style-name="T1">and </text:span><text:span text:style-name="T2">Staff</text:span><text:span text:style-name="T3"> </text:span><text:span text:style-name="T1">derived classes of </text:span><text:span text:style-name="T2">Employee</text:span><text:span text:style-name="T1">. </text:span></text:p>
        </text:list-item>
        <text:list-item>
          <text:p text:style-name="P5"><text:span text:style-name="T2">MyDate</text:span><text:span text:style-name="T3"> </text:span><text:span text:style-name="T1">class contains the integer fields; year, month, and day. </text:span></text:p>
        </text:list-item>
        <text:list-item>
          <text:p text:style-name="P5"><text:span text:style-name="T3"> </text:span><text:span text:style-name="T2">Person</text:span><text:span text:style-name="T3"> </text:span><text:span text:style-name="T1">has a name (string), birth date (</text:span><text:span text:style-name="T2">MyDate</text:span><text:span text:style-name="T1">), phone number (string), and email address (string). </text:span></text:p>
        </text:list-item>
        <text:list-item>
          <text:p text:style-name="P5"><text:span text:style-name="T2">Student</text:span><text:span text:style-name="T3"> </text:span><text:span text:style-name="T1">has a grade status (freshman, sophomore, junior, or senior) this should be an enumerated type and a GPA (double). </text:span></text:p>
        </text:list-item>
        <text:list-item>
          <text:p text:style-name="P5"><text:span text:style-name="T2">Employee</text:span><text:span text:style-name="T3"> </text:span><text:span text:style-name="T1">has a salary (long), and date hired (</text:span><text:span text:style-name="T2">MyDate</text:span><text:span text:style-name="T1">). </text:span></text:p>
        </text:list-item>
        <text:list-item>
          <text:p text:style-name="P6"><text:span text:style-name="T2">Faculty</text:span><text:span text:style-name="T3"> </text:span><text:span text:style-name="T1">has office room # (int),</text:span><text:span text:style-name="T4"> </text:span><text:span text:style-name="T5">tenure (bool)</text:span><text:span text:style-name="T1"> and office hours (unknown length list of </text:span><text:span text:style-name="T2">myDate </text:span><text:span text:style-name="T1">objects - dates they are available in their office).</text:span> </text:p>
        </text:list-item>
        <text:list-item>
          <text:p text:style-name="P7"><text:span text:style-name="T2">Staff</text:span><text:span text:style-name="T3"> </text:span><text:span text:style-name="T1">has a title (string).</text:span> </text:p>
        </text:list-item>
      </text:list>
      <text:p text:style-name="Text_20_body"><text:span text:style-name="T6">Each of these classes should have a </text:span><text:span text:style-name="T7">inputData()</text:span><text:span text:style-name="T8"> </text:span><text:span text:style-name="T6">function to get its data from the user at the keyboard, and a </text:span><text:span text:style-name="T7">printData() </text:span><text:span text:style-name="T6">function to display its data.</text:span></text:p>
      <text:p text:style-name="P2">Write a menu driven main program which allows the user to enter in information for a Student, Faculty and Staff.  Objects of type Person and Employee are not allowed therefore they must be pure virtual classes.</text:p>
      <text:p text:style-name="P2">Finally, to demonstrate your knowledge of dynamic binding versus static binding, using either the List, Array or Vector container shown in Chapter 12, create an list/array/vector of pointers to Person which will allow you to dynamically create derived objects and store them. Once you put a handful of items in the list/array/vector, then loop thru it and print out the information for each object by using the printData function.</text:p>
      <text:p text:style-name="P2">Similar to Homework 4, create an Inheritance Diagram which shows your class heirarchy and submit that as a image/scan/diagram.</text:p>
      <text:p text:style-name="P2">Each class should have its own source file and header file; main.cpp, person.cpp, person.h, faculty.cpp, faculty.h, etc. Build all these source files and headers in a single Visual Studio project to make an executable</text:p>
      <text:p text:style-name="P3">Please upload the following files:</text:p>
      <text:list xml:id="list3533047539" text:style-name="L2">
        <text:list-item>
          <text:p text:style-name="P8"><text:span text:style-name="T6">The mydate.cpp, student.cpp, faculty.cpp, person.cpp, staff.cpp, employee.cpp files</text:span> </text:p>
        </text:list-item>
        <text:list-item>
          <text:p text:style-name="P8"><text:span text:style-name="T6">The mydate.h, student.h, faculty.h, person.h, staff.h, employee.h files </text:span> </text:p>
        </text:list-item>
        <text:list-item>
          <text:p text:style-name="P8"><text:span text:style-name="T6">The main program cpp file</text:span> </text:p>
        </text:list-item>
        <text:list-item>
          <text:p text:style-name="P8"><text:span text:style-name="T6">Inheritance Diagram showing your design</text:span> </text:p>
        </text:list-item>
        <text:list-item>
          <text:p text:style-name="P4"><text:span text:style-name="T6">Output File</text:span>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22:52:40.188000000</meta:creation-date>
    <dc:date>2020-03-20T22:55:46.741000000</dc:date>
    <meta:editing-duration>PT3M8S</meta:editing-duration>
    <meta:editing-cycles>1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1" meta:word-count="347" meta:character-count="2151" meta:non-whitespace-character-count="1822"/>
  </office:meta>
</office:document-meta>
</file>